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justify" style:justify-single-word="false"/>
      <style:text-properties fo:font-weight="bold" officeooo:rsid="0009696a" officeooo:paragraph-rsid="0009696a" style:font-weight-asian="bold" style:font-weight-complex="bold"/>
    </style:style>
    <style:style style:name="P2" style:family="paragraph" style:parent-style-name="Standard">
      <style:paragraph-properties fo:line-height="200%" fo:text-align="justify" style:justify-single-word="false"/>
      <style:text-properties fo:font-weight="bold" officeooo:rsid="0011bda8" officeooo:paragraph-rsid="0011bda8" style:font-weight-asian="bold" style:font-weight-complex="bold"/>
    </style:style>
    <style:style style:name="P3" style:family="paragraph" style:parent-style-name="Standard">
      <style:paragraph-properties fo:line-height="200%" fo:text-align="justify" style:justify-single-word="false"/>
      <style:text-properties fo:font-weight="bold" officeooo:rsid="0011bda8" officeooo:paragraph-rsid="00149736" style:font-weight-asian="bold" style:font-weight-complex="bold"/>
    </style:style>
    <style:style style:name="P4" style:family="paragraph" style:parent-style-name="Standard">
      <style:paragraph-properties fo:line-height="200%" fo:text-align="justify" style:justify-single-word="false"/>
      <style:text-properties fo:font-weight="bold" officeooo:rsid="001629ff" officeooo:paragraph-rsid="001629ff" style:font-weight-asian="bold" style:font-weight-complex="bold"/>
    </style:style>
    <style:style style:name="P5" style:family="paragraph" style:parent-style-name="Standard">
      <style:paragraph-properties fo:line-height="200%" fo:text-align="justify" style:justify-single-word="false"/>
      <style:text-properties fo:font-weight="bold" officeooo:rsid="001e4053" officeooo:paragraph-rsid="002148f9" style:font-weight-asian="bold" style:font-weight-complex="bold"/>
    </style:style>
    <style:style style:name="P6" style:family="paragraph" style:parent-style-name="Standard">
      <style:paragraph-properties fo:line-height="200%" fo:text-align="justify" style:justify-single-word="false"/>
      <style:text-properties fo:font-weight="normal" officeooo:rsid="0009696a" officeooo:paragraph-rsid="0009696a" style:font-weight-asian="normal" style:font-weight-complex="normal"/>
    </style:style>
    <style:style style:name="P7" style:family="paragraph" style:parent-style-name="Standard">
      <style:paragraph-properties fo:line-height="200%" fo:text-align="justify" style:justify-single-word="false"/>
      <style:text-properties fo:font-weight="normal" officeooo:rsid="0011bda8" officeooo:paragraph-rsid="0011bda8" style:font-weight-asian="normal" style:font-weight-complex="normal"/>
    </style:style>
    <style:style style:name="P8" style:family="paragraph" style:parent-style-name="Standard">
      <style:paragraph-properties fo:line-height="200%" fo:text-align="justify" style:justify-single-word="false"/>
      <style:text-properties fo:font-weight="normal" officeooo:rsid="0011bda8" officeooo:paragraph-rsid="0009696a" style:font-weight-asian="normal" style:font-weight-complex="normal"/>
    </style:style>
    <style:style style:name="P9" style:family="paragraph" style:parent-style-name="Standard">
      <style:paragraph-properties fo:line-height="200%" fo:text-align="justify" style:justify-single-word="false"/>
      <style:text-properties fo:font-weight="normal" officeooo:rsid="000c9ad8" officeooo:paragraph-rsid="0009696a" style:font-weight-asian="normal" style:font-weight-complex="normal"/>
    </style:style>
    <style:style style:name="P10" style:family="paragraph" style:parent-style-name="Standard">
      <style:paragraph-properties fo:line-height="200%" fo:text-align="justify" style:justify-single-word="false"/>
      <style:text-properties fo:font-weight="normal" officeooo:rsid="001249bd" officeooo:paragraph-rsid="0011bda8" style:font-weight-asian="normal" style:font-weight-complex="normal"/>
    </style:style>
    <style:style style:name="P11" style:family="paragraph" style:parent-style-name="Standard">
      <style:paragraph-properties fo:line-height="200%" fo:text-align="justify" style:justify-single-word="false"/>
      <style:text-properties fo:font-weight="normal" officeooo:rsid="00170d5f" officeooo:paragraph-rsid="001be51c" style:font-weight-asian="normal" style:font-weight-complex="normal"/>
    </style:style>
    <style:style style:name="P12" style:family="paragraph" style:parent-style-name="Standard">
      <style:paragraph-properties fo:line-height="200%" fo:text-align="justify" style:justify-single-word="false"/>
      <style:text-properties fo:font-weight="normal" officeooo:rsid="001629ff" officeooo:paragraph-rsid="00149736" style:font-weight-asian="normal" style:font-weight-complex="normal"/>
    </style:style>
    <style:style style:name="P13" style:family="paragraph" style:parent-style-name="Standard">
      <style:paragraph-properties fo:line-height="200%" fo:text-align="justify" style:justify-single-word="false"/>
      <style:text-properties fo:font-size="13pt" fo:font-weight="bold" officeooo:rsid="00077cc9" officeooo:paragraph-rsid="00077cc9" style:font-size-asian="13pt" style:font-weight-asian="bold" style:font-size-complex="13pt" style:font-weight-complex="bold"/>
    </style:style>
    <style:style style:name="P14" style:family="paragraph" style:parent-style-name="Standard">
      <style:paragraph-properties fo:line-height="200%" fo:text-align="justify" style:justify-single-word="false"/>
      <style:text-properties style:font-name="Times New Roman" fo:font-size="12pt" fo:font-weight="bold" officeooo:rsid="001e4053" officeooo:paragraph-rsid="002148f9" style:font-size-asian="12pt" style:font-weight-asian="bold" style:font-name-complex="Times New Roman1" style:font-weight-complex="bold"/>
    </style:style>
    <style:style style:name="P15" style:family="paragraph" style:parent-style-name="Standard">
      <style:paragraph-properties fo:line-height="200%" fo:text-align="justify" style:justify-single-word="false"/>
      <style:text-properties style:font-name="Times New Roman" fo:font-size="12pt" fo:font-weight="bold" officeooo:rsid="002148f9" officeooo:paragraph-rsid="002148f9" style:font-size-asian="12pt" style:font-weight-asian="bold" style:font-name-complex="Times New Roman1" style:font-weight-complex="normal"/>
    </style:style>
    <style:style style:name="P16" style:family="paragraph" style:parent-style-name="Standard">
      <style:paragraph-properties fo:line-height="200%" fo:text-align="justify" style:justify-single-word="false"/>
      <style:text-properties style:font-name="Times New Roman" fo:font-size="12pt" fo:font-weight="normal" officeooo:rsid="002148f9" officeooo:paragraph-rsid="002148f9" style:font-size-asian="12pt" style:font-weight-asian="normal" style:font-name-complex="Times New Roman1" style:font-weight-complex="normal"/>
    </style:style>
    <style:style style:name="P17" style:family="paragraph" style:parent-style-name="Standard">
      <style:paragraph-properties fo:line-height="200%" fo:text-align="justify" style:justify-single-word="false"/>
      <style:text-properties fo:font-weight="normal" officeooo:rsid="00170d5f" officeooo:paragraph-rsid="00180fb8" style:font-weight-asian="normal" style:font-weight-complex="normal"/>
    </style:style>
    <style:style style:name="P18" style:family="paragraph" style:parent-style-name="Standard">
      <style:paragraph-properties fo:line-height="200%" fo:text-align="justify" style:justify-single-word="false"/>
      <style:text-properties fo:font-weight="normal" officeooo:rsid="00170d5f" officeooo:paragraph-rsid="0019feb3" style:font-weight-asian="normal" style:font-weight-complex="normal"/>
    </style:style>
    <style:style style:name="P19" style:family="paragraph" style:parent-style-name="Standard">
      <style:paragraph-properties fo:line-height="200%" fo:text-align="justify" style:justify-single-word="false"/>
      <style:text-properties fo:font-weight="normal" officeooo:rsid="00170d5f" officeooo:paragraph-rsid="001be51c" style:font-weight-asian="normal" style:font-weight-complex="normal"/>
    </style:style>
    <style:style style:name="P20" style:family="paragraph" style:parent-style-name="Standard">
      <style:paragraph-properties fo:line-height="200%" fo:text-align="justify" style:justify-single-word="false"/>
      <style:text-properties fo:font-weight="normal" officeooo:rsid="00170d5f" officeooo:paragraph-rsid="001d1073" style:font-weight-asian="normal" style:font-weight-complex="normal"/>
    </style:style>
    <style:style style:name="P21" style:family="paragraph" style:parent-style-name="Standard">
      <style:paragraph-properties fo:line-height="200%" fo:text-align="justify" style:justify-single-word="false"/>
      <style:text-properties fo:font-weight="normal" officeooo:rsid="00170d5f" officeooo:paragraph-rsid="001e4053" style:font-weight-asian="normal" style:font-weight-complex="normal"/>
    </style:style>
    <style:style style:name="P22" style:family="paragraph" style:parent-style-name="Standard">
      <style:paragraph-properties fo:line-height="200%" fo:text-align="justify" style:justify-single-word="false"/>
      <style:text-properties fo:font-weight="normal" officeooo:rsid="001d1073" officeooo:paragraph-rsid="002148f9" style:font-weight-asian="normal" style:font-weight-complex="normal"/>
    </style:style>
    <style:style style:name="P23" style:family="paragraph" style:parent-style-name="Standard">
      <style:paragraph-properties fo:line-height="200%" fo:text-align="justify" style:justify-single-word="false"/>
      <style:text-properties fo:font-weight="normal" officeooo:rsid="001e4053" officeooo:paragraph-rsid="001e4053" style:font-weight-asian="normal" style:font-weight-complex="normal"/>
    </style:style>
    <style:style style:name="P24" style:family="paragraph" style:parent-style-name="Standard">
      <style:paragraph-properties fo:line-height="200%" fo:text-align="justify" style:justify-single-word="false"/>
      <style:text-properties fo:font-weight="normal" officeooo:rsid="001fb1e4" officeooo:paragraph-rsid="001fb1e4" style:font-weight-asian="normal" style:font-weight-complex="normal"/>
    </style:style>
    <style:style style:name="P25" style:family="paragraph" style:parent-style-name="Standard">
      <style:paragraph-properties fo:line-height="200%" fo:text-align="justify" style:justify-single-word="false"/>
      <style:text-properties fo:font-weight="bold" officeooo:rsid="0011bda8" officeooo:paragraph-rsid="001629ff" style:font-weight-asian="bold" style:font-weight-complex="bold"/>
    </style:style>
    <style:style style:name="P26" style:family="paragraph" style:parent-style-name="Standard">
      <style:paragraph-properties fo:line-height="200%" fo:text-align="justify" style:justify-single-word="false"/>
      <style:text-properties fo:font-weight="bold" officeooo:rsid="001629ff" officeooo:paragraph-rsid="001629ff" style:font-weight-asian="bold" style:font-weight-complex="bold"/>
    </style:style>
    <style:style style:name="P27" style:family="paragraph" style:parent-style-name="Standard">
      <style:paragraph-properties fo:line-height="200%" fo:text-align="justify" style:justify-single-word="false"/>
      <style:text-properties fo:font-weight="bold" officeooo:rsid="00170d5f" officeooo:paragraph-rsid="00170d5f" style:font-weight-asian="bold" style:font-weight-complex="bold"/>
    </style:style>
    <style:style style:name="P28" style:family="paragraph" style:parent-style-name="Standard">
      <style:paragraph-properties fo:line-height="200%" fo:text-align="justify" style:justify-single-word="false"/>
      <style:text-properties fo:font-weight="bold" officeooo:rsid="001e4053" officeooo:paragraph-rsid="001e4053" style:font-weight-asian="bold" style:font-weight-complex="bold"/>
    </style:style>
    <style:style style:name="P29" style:family="paragraph" style:parent-style-name="Standard">
      <style:paragraph-properties fo:line-height="200%" fo:text-align="justify" style:justify-single-word="false"/>
      <style:text-properties fo:font-weight="bold" officeooo:rsid="001fb1e4" officeooo:paragraph-rsid="001fb1e4" style:font-weight-asian="bold" style:font-weight-complex="bold"/>
    </style:style>
    <style:style style:name="P30" style:family="paragraph" style:parent-style-name="Standard">
      <style:paragraph-properties fo:line-height="200%" fo:text-align="justify" style:justify-single-word="false"/>
      <style:text-properties fo:font-weight="bold" officeooo:rsid="001fb1e4" officeooo:paragraph-rsid="002c524e" style:font-weight-asian="bold" style:font-weight-complex="bold"/>
    </style:style>
    <style:style style:name="T1" style:family="text">
      <style:text-properties officeooo:rsid="0009696a"/>
    </style:style>
    <style:style style:name="T2" style:family="text">
      <style:text-properties fo:font-weight="normal" style:font-weight-asian="normal" style:font-weight-complex="normal"/>
    </style:style>
    <style:style style:name="T3" style:family="text">
      <style:text-properties fo:font-weight="normal" officeooo:rsid="000b2bbd" style:font-weight-asian="normal" style:font-weight-complex="normal"/>
    </style:style>
    <style:style style:name="T4" style:family="text">
      <style:text-properties fo:font-weight="normal" officeooo:rsid="000c9ad8" style:font-weight-asian="normal" style:font-weight-complex="normal"/>
    </style:style>
    <style:style style:name="T5" style:family="text">
      <style:text-properties fo:font-weight="normal" officeooo:rsid="000df8f7" style:font-weight-asian="normal" style:font-weight-complex="normal"/>
    </style:style>
    <style:style style:name="T6" style:family="text">
      <style:text-properties fo:font-weight="normal" officeooo:rsid="000fee76" style:font-weight-asian="normal" style:font-weight-complex="normal"/>
    </style:style>
    <style:style style:name="T7" style:family="text">
      <style:text-properties fo:font-weight="normal" officeooo:rsid="0010cde0" style:font-weight-asian="normal" style:font-weight-complex="normal"/>
    </style:style>
    <style:style style:name="T8" style:family="text">
      <style:text-properties fo:font-weight="normal" officeooo:rsid="0011bda8" style:font-weight-asian="normal" style:font-weight-complex="normal"/>
    </style:style>
    <style:style style:name="T9" style:family="text">
      <style:text-properties fo:font-weight="normal" officeooo:rsid="001207c3" style:font-weight-asian="normal" style:font-weight-complex="normal"/>
    </style:style>
    <style:style style:name="T10" style:family="text">
      <style:text-properties fo:font-weight="normal" officeooo:rsid="001249bd" style:font-weight-asian="normal" style:font-weight-complex="normal"/>
    </style:style>
    <style:style style:name="T11" style:family="text">
      <style:text-properties fo:font-weight="normal" officeooo:rsid="0013e9aa" style:font-weight-asian="normal" style:font-weight-complex="normal"/>
    </style:style>
    <style:style style:name="T12" style:family="text">
      <style:text-properties fo:font-weight="normal" officeooo:rsid="00149736" style:font-weight-asian="normal" style:font-weight-complex="normal"/>
    </style:style>
    <style:style style:name="T13" style:family="text">
      <style:text-properties fo:font-weight="normal" officeooo:rsid="001629ff" style:font-weight-asian="normal" style:font-weight-complex="normal"/>
    </style:style>
    <style:style style:name="T14" style:family="text">
      <style:text-properties fo:font-weight="normal" officeooo:rsid="001753c6" style:font-weight-asian="normal" style:font-weight-complex="normal"/>
    </style:style>
    <style:style style:name="T15" style:family="text">
      <style:text-properties fo:font-weight="normal" officeooo:rsid="002148f9" style:font-weight-asian="normal" style:font-weight-complex="normal"/>
    </style:style>
    <style:style style:name="T16" style:family="text">
      <style:text-properties fo:font-weight="normal" officeooo:rsid="00253ebc" style:font-weight-asian="normal" style:font-weight-complex="normal"/>
    </style:style>
    <style:style style:name="T17" style:family="text">
      <style:text-properties officeooo:rsid="000fee76"/>
    </style:style>
    <style:style style:name="T18" style:family="text">
      <style:text-properties officeooo:rsid="00179619"/>
    </style:style>
    <style:style style:name="T19" style:family="text">
      <style:text-properties officeooo:rsid="00187073"/>
    </style:style>
    <style:style style:name="T20" style:family="text">
      <style:text-properties officeooo:rsid="001a00dc"/>
    </style:style>
    <style:style style:name="T21" style:family="text">
      <style:text-properties style:font-name="Times New Roman" fo:font-size="12pt" style:font-size-asian="12pt" style:font-name-complex="Times New Roman1"/>
    </style:style>
    <style:style style:name="T22" style:family="text">
      <style:text-properties style:font-name="Times New Roman" fo:font-size="12pt" officeooo:rsid="002148f9" style:font-size-asian="12pt" style:font-name-complex="Times New Roman1" style:font-weight-complex="normal"/>
    </style:style>
    <style:style style:name="T23" style:family="text">
      <style:text-properties style:font-name="Times New Roman" fo:font-size="12pt" fo:font-weight="normal" officeooo:rsid="002148f9" style:font-size-asian="12pt" style:font-weight-asian="normal" style:font-name-complex="Times New Roman1" style:font-weight-complex="normal"/>
    </style:style>
    <style:style style:name="T24" style:family="text">
      <style:text-properties style:font-name="Times New Roman" fo:font-size="12pt" fo:font-weight="normal" officeooo:rsid="00234549" style:font-size-asian="12pt" style:font-weight-asian="normal" style:font-name-complex="Times New Roman1" style:font-weight-complex="normal"/>
    </style:style>
    <style:style style:name="T25" style:family="text">
      <style:text-properties style:font-name="Times New Roman" fo:font-size="12pt" fo:font-weight="normal" officeooo:rsid="00253ebc" style:font-size-asian="12pt" style:font-weight-asian="normal" style:font-name-complex="Times New Roman1" style:font-weight-complex="normal"/>
    </style:style>
    <style:style style:name="T26" style:family="text">
      <style:text-properties officeooo:rsid="002c52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i<text:span text:style-name="T17">t</text:span>le: Application of <text:span text:style-name="T1">h</text:span>exagonal <text:span text:style-name="T1">i</text:span>mage processing and artificial neural network in automatic identification of copepods</text:p>
      <text:p text:style-name="P25">CHAPTER 1</text:p>
      <text:p text:style-name="P4">Introduction</text:p>
      <text:p text:style-name="P7">1.1 What is a copepod?</text:p>
      <text:p text:style-name="P1"><text:tab/><text:span text:style-name="T3">Invertebrates are animals without a vertebral column also known as backbone or spine. They occur in great numbers living in both fresh and marine waters of lakes, swamps, marshes, rivers and oceans. <text:s/>Familiar examples are crabs, lobsters and their kin, snails, clams, octopuses and their kin, starfish etc. <text:s/>Many fresh and marine water invertebrates, however, including the copepods </text:span><text:span text:style-name="T4">which constitute the secondary producers of the marine environments and a fundamental step in the trophodynamics of the oceans</text:span><text:span text:style-name="T3">, are so tiny that they need special attention to collect and observe them. </text:span><text:span text:style-name="T4">Thus, making them unnoticeable by casual visitors to aquatic habitats (Boehler, 2012) . Studying the community structure and abundance of the copepods in relation to their environment is important to evaluate their contribution to mangrove trophodynamics and coastal fisheries. The routine in identification of copepods is very technical, needs taxonomical expertise to do, and takes so much time and effort (Leow, 2015). Hence, a need to develop an advance</text:span><text:span text:style-name="T9">d</text:span><text:span text:style-name="T4"> method using new technologies today to automate the identification and classification of these samples. </text:span></text:p>
      <text:p text:style-name="P9"/>
      <text:p text:style-name="P1"><text:span text:style-name="T8">1.2 What is </text:span><text:span text:style-name="T10">hexagonal</text:span><text:span text:style-name="T8"> image processing?</text:span><text:span text:style-name="T4"><text:tab/></text:span></text:p>
      <text:p text:style-name="P1"><text:span text:style-name="T4"><text:tab/></text:span><text:span text:style-name="T5">The digital image processing according to Gonzales and Woods refers to processing digital images by mean</text:span><text:span text:style-name="T6">s</text:span><text:span text:style-name="T5"> of a digital computer. Furthermore, it is also </text:span><text:span text:style-name="T6">a method to perform some operations on an image, In order to get an enhanced image or to extract some useful information from it. </text:span><text:span text:style-name="T7">Nowadays, it is among rapidly growing technologies and act as a core research within engineering and computer science disciplines. Although the conventional and widely used image processing utilizes a square </text:span><text:soft-page-break/><text:span text:style-name="T7">sampling lattice, many studies have proved to consider using hexagonal over square due to two simple reasons: geometry and nature. Hexagonal lattices are studied for over two millenia and geometers and pythagorean times have found that it has special properties, including the membership on the exclusive set of three regular polygons with which one can tile the plane, the other two being a square and a triangle (Middleton, 2005). </text:span><text:span text:style-name="T8">A very popular 2-D example of a hexagonal lattice in nature is the honeycomb which fascinated the people , including scientists, and lead them to study it. Furthermore, middleton also said in his book that <text:s/>“</text:span><text:span text:style-name="T10">T</text:span><text:span text:style-name="T8">he best way to partition a plane into regions of equal area is with a region that is regular hexagon”. <text:s/>This inspired our research to ask “ What happens when you use hexagonal (instead of a conventional square) lattice to gather visual information for the automated identification of copepods?”.</text:span></text:p>
      <text:p text:style-name="P8"/>
      <text:p text:style-name="P2"><text:span text:style-name="T2">1.3 </text:span><text:span text:style-name="T10">What is Artificial Neural Network?</text:span></text:p>
      <text:p text:style-name="P3"><text:span text:style-name="T10"><text:tab/></text:span><text:span text:style-name="T12">The ANN or artificial Neural Network is computational model inspire</text:span><text:span text:style-name="T14">d</text:span><text:span text:style-name="T12"> by human brain’s sturcture and function.</text:span><text:span text:style-name="T10"> <text:s/></text:span><text:span text:style-name="T11">It is considered a nonlinear statistical data modeling tools where the complex relationships between inputs and outputs are modeled or patterns are found (</text:span><text:span text:style-name="T12">https://www.investopedia.com/terms/a/artificial-neural-networks-ann.asp). Many advancements in science and technology including biology, computer vision, speech recognition, machine translation, social network filtering, video games, medical diagnosis and artificial intelligence esp in robotics use this model to perform specific tasks such as clustering, classification, pattern recognition, etc <text:s/></text:span><text:span text:style-name="T13">(Gill, 2017).</text:span></text:p>
      <text:p text:style-name="P4"/>
      <text:p text:style-name="P12"/>
      <text:p text:style-name="P10"><text:tab/></text:p>
      <text:p text:style-name="P7"><text:tab/></text:p>
      <text:p text:style-name="P8"/>
      <text:p text:style-name="P27"><text:soft-page-break/>Background of the Study</text:p>
      <text:p text:style-name="P17"><text:tab/><text:span text:style-name="T18">Copepods are microscopic crustaceans which ranges 200 μm to 2 mm <text:s/>in total length. They can be found in a large number approximately 60,000 individuals per cubic meter of water. They <text:s/>act as the a linking factor between phytoplankton which are the primary producers of the aquatic environments andmain food of the copepods and organisms of higher trophic level. They also act as a bioindicator for changes in water quality bacause their <text:s/>distribution and abundance can be affected by both abiotic and biotic factors such as salinity, temperature, food quantity and quality. Thus, copepods are one of most studied species in both marine and freshwater ecosystem (Leow, 2015) . </text:span></text:p>
      <text:p text:style-name="P18"><text:tab/><text:span text:style-name="T19">The identification and classification of copepods which is summarized as : Collection from sampling sites, Preservation , Sorting, Examination and preparation which requires information of their mophology can be very time consuming and may require taxonomic expertise which is not readily available for undergraduate students and even some graduate biologist which does not specialize in copepods. Specific requirements for identification also include the Body shape to characterise the genera and Appendages such as fifth legs for species level. Thus, image processing tools of copepods are very useful for error-less digital recognition <text:s/>and may save up time and energy.</text:span></text:p>
      <text:p text:style-name="P11"><text:tab/><text:span text:style-name="T20">Although there is an existing techniques such as ZOOSCAN digital imaging system which uses image processing and yields semi-automatic recognition system ( Grosjean et. al, 2004) for zooplankton , copepods were only covered in a few categories from the entire zooplankton community(Plourde et. al, 2008). Another technique which uses diffraction patters as a tool for identification was also conducted by various researchers such as Zavala-Hamz et. al in 1996, Castro-Longoria et. al in 2001, Alvarez-Borrego <text:s/>et. al in 2001, and Castro-Longoria et. al in 2003 but it only caters calanoid copepods. The latest advancement in copepod recognition is in 2015 where <text:s/>Lee Kien Leow and his colleagues used image processing and artificial neural network to produce a computer software where the automatic recognition takes place of eight species of copepods but his technique </text:span><text:soft-page-break/><text:span text:style-name="T20">uses only the conventional sqaure grid lattice in image sampling using MATLAB’s <text:s/>Image processing toolbox R2013a. </text:span></text:p>
      <text:p text:style-name="P11"><text:tab/><text:span text:style-name="T26">This study aims to utilise the hexagonal image processing framework proposed by middleton in his monograph in 2005. Due to various advantages of the said lattice, using this in copepod identification is very crucial for the successful and automated recognition of copepod species. </text:span></text:p>
      <text:p text:style-name="P11"><text:tab/></text:p>
      <text:p text:style-name="P22"><text:tab/>Classification methods for image identification systems have been used such as neural network, structural, fuzzy, and transform based techniques <text:s/>for many biological specimens but not with copepods. Artificial Neural Networks have shown promising results in classifying various specimens of insects (Wang et. al, 2012), dinoflagellates by Culverhouse in 1996, metazoans and protozoans by Ginoris et. al in 2007, and many more.</text:p>
      <text:p text:style-name="P22"/>
      <text:p text:style-name="P28">Statement of the Problem</text:p>
      <text:p text:style-name="P28"><text:tab/><text:span text:style-name="T2">Identification of copepods should be done in an fast and hassle-free way for both specialists and non-specialists. However, recent researches only provide semi-recognition of these specimens although <text:s text:c="2"/>Leow in 2015 addresses the problem using image processing but the study could be or may be improved using hexagonal image processin</text:span><text:span text:style-name="T16">g</text:span><text:span text:style-name="T2">.</text:span></text:p>
      <text:p text:style-name="P23"/>
      <text:p text:style-name="P29">Research Objectives</text:p>
      <text:p text:style-name="P29"><text:tab/>General Objectives:</text:p>
      <text:p text:style-name="P29"><text:tab/><text:tab/><text:span text:style-name="T2">The study aims to develop a web-based application which uses a proposed hexagonal image processing framework by middleton in 2005 that provides assistance in recognition of a given copepod </text:span><text:span text:style-name="T16">sample</text:span><text:span text:style-name="T2"> to species level. </text:span></text:p>
      <text:p text:style-name="P30"><text:span text:style-name="T2"><text:tab/></text:span></text:p>
      <text:p text:style-name="P30"><text:span text:style-name="T2"/></text:p>
      <text:p text:style-name="P30"><text:soft-page-break/><text:span text:style-name="T2"><text:tab/></text:span>Specific Objectives:</text:p>
      <text:p text:style-name="P29"><text:tab/><text:tab/><text:span text:style-name="T2">1. Design an application which caters automatic identification of copepods down to <text:tab/><text:tab/><text:tab/> <text:s text:c="4"/>species level.</text:span></text:p>
      <text:p text:style-name="P24"><text:tab/><text:tab/>2. Utilize hexagonal lattice in image processing techniques.</text:p>
      <text:p text:style-name="P29"><text:span text:style-name="T2"><text:tab/><text:tab/>3. </text:span><text:span text:style-name="T15">Use ANN algorithm as a tool for classifying the copepods.</text:span></text:p>
      <text:p text:style-name="P28"><text:tab/></text:p>
      <text:p text:style-name="P28"/>
      <text:p text:style-name="P14">Scope and Limitations of the Research</text:p>
      <text:p text:style-name="P5"><text:span text:style-name="T21"><text:tab/></text:span><text:span text:style-name="T23">The research will focus in developing a web-based application which will identify the copepod species for the users. The number of copepod species will limit based on the number of the current record of copepod species found in Panguil Bay. The system will utilize the proposed Hexagonal image processing framework by middleton and will develop an algorithm for the classification using the Artificial Neural Network model. </text:span></text:p>
      <text:p text:style-name="P16"/>
      <text:p text:style-name="P15">Significances of the Study</text:p>
      <text:p text:style-name="P5"><text:span text:style-name="T22"><text:tab/></text:span><text:span text:style-name="T23">This study will improve the novel research made by Leow in 2015 which uses square grid lattices by using a hexagon which has it’s own advantages as stated above. It will also </text:span><text:span text:style-name="T25">lessen</text:span><text:span text:style-name="T23"> the workload for any researchers which currently studies copepod. </text:span><text:span text:style-name="T24">This will also </text:span><text:span text:style-name="T25">serve as</text:span><text:span text:style-name="T24"> proof that hexagonal image processing yields more promising result </text:span><text:span text:style-name="T25">compared to</text:span><text:span text:style-name="T24"> the widely used image processing technique today.</text:span></text:p>
      <text:p text:style-name="P28"/>
      <text:p text:style-name="P28"/>
      <text:p text:style-name="P20"/>
      <text:p text:style-name="P21"/>
      <text:p text:style-name="P17"><text:tab/></text:p>
      <text:p text:style-name="P8"><text:soft-page-break/><text:tab/></text:p>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5:15:39.905752030</meta:creation-date>
    <dc:date>2018-01-25T23:30:09.701426767</dc:date>
    <meta:editing-duration>PT51M10S</meta:editing-duration>
    <meta:editing-cycles>11</meta:editing-cycles>
    <meta:generator>LibreOffice/5.1.6.2$Linux_X86_64 LibreOffice_project/10m0$Build-2</meta:generator>
    <meta:document-statistic meta:table-count="0" meta:image-count="0" meta:object-count="0" meta:page-count="6" meta:paragraph-count="36" meta:word-count="1252" meta:character-count="8326" meta:non-whitespace-character-count="7042"/>
  </office:meta>
</office:document-meta>
</file>